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443.85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191.4pt"/>
    </style:style>
    <style:style style:name="co6" style:family="table-column">
      <style:table-column-properties fo:break-before="auto" style:column-width="172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#Point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 Solution</text:p>
          </table:table-cell>
          <table:table-cell office:value-type="string" calcext:value-type="string">
            <text:p>Ant Colony</text:p>
          </table:table-cell>
          <table:table-cell office:value-type="string" calcext:value-type="string">
            <text:p>Simulated Annealing</text:p>
          </table:table-cell>
          <table:table-cell office:value-type="string" calcext:value-type="string">
            <text:p>Percent Error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imulated annealing with random start solution</text:p>
          </table:table-cell>
          <table:table-cell office:value-type="float" office:value="7542" calcext:value-type="float">
            <text:p>7542</text:p>
          </table:table-cell>
          <table:table-cell table:number-columns-repeated="2" office:value-type="float" office:value="7544" calcext:value-type="float">
            <text:p>7544</text:p>
          </table:table-cell>
          <table:table-cell table:formula="of:=[.F6]/[.D6]*100 -100" office:value-type="float" office:value="0.0265181649429849" calcext:value-type="float">
            <text:p>0.0265181649</text:p>
          </table:table-cell>
          <table:table-cell/>
        </table:table-row>
        <table:table-row table:style-name="ro1">
          <table:table-cell office:value-type="string" calcext:value-type="string">
            <text:p>bier127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Simulated annealing with random start solution, <text:s/>run 20 times</text:p>
          </table:table-cell>
          <table:table-cell office:value-type="float" office:value="118282" calcext:value-type="float">
            <text:p>118282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8983" calcext:value-type="float">
            <text:p>118983</text:p>
          </table:table-cell>
          <table:table-cell table:formula="of:=[.F7]/[.D7]*100 -100" office:value-type="float" office:value="0.592651460069988" calcext:value-type="float">
            <text:p>0.5926514601</text:p>
          </table:table-cell>
          <table:table-cell/>
        </table:table-row>
        <table:table-row table:style-name="ro1">
          <table:table-cell office:value-type="string" calcext:value-type="string">
            <text:p>tsp225</text:p>
          </table:table-cell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Simulated annealing with random start solution</text:p>
          </table:table-cell>
          <table:table-cell office:value-type="string" calcext:value-type="string">
            <text:p>3916*100 (scaled version)</text:p>
          </table:table-cell>
          <table:table-cell office:value-type="float" office:value="405000" calcext:value-type="float">
            <text:p>405000</text:p>
          </table:table-cell>
          <table:table-cell office:value-type="float" office:value="395258" calcext:value-type="float">
            <text:p>395258</text:p>
          </table:table-cell>
          <table:table-cell table:formula="of:=[.F8]/[.D8]*100 -1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Simulated annealing with random start solution</text:p>
          </table:table-cell>
          <table:table-cell office:value-type="float" office:value="259045" calcext:value-type="float">
            <text:p>25904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70652" calcext:value-type="float">
            <text:p>270652</text:p>
          </table:table-cell>
          <table:table-cell table:formula="of:=[.F9]/[.D9]*100 -100" office:value-type="float" office:value="4.48068868343339" calcext:value-type="float">
            <text:p>4.4806886834</text:p>
          </table:table-cell>
          <table:table-cell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table:style-name="ce2" office:value-type="string" calcext:value-type="string">
            <text:p>Simulated annealing with random start solution</text:p>
          </table:table-cell>
          <table:table-cell office:value-type="float" office:value="378032" calcext:value-type="float">
            <text:p>378032</text:p>
          </table:table-cell>
          <table:table-cell/>
          <table:table-cell office:value-type="float" office:value="423462" calcext:value-type="float">
            <text:p>423462</text:p>
          </table:table-cell>
          <table:table-cell table:formula="of:=[.F10]/[.D10]*100 -100" office:value-type="float" office:value="12.0175011639226" calcext:value-type="float">
            <text:p>12.0175011639</text:p>
          </table:table-cell>
          <table:table-cell/>
        </table:table-row>
        <table:table-row table:style-name="ro1">
          <table:table-cell office:value-type="string" calcext:value-type="string">
            <text:p>rl5915</text:p>
          </table:table-cell>
          <table:table-cell office:value-type="float" office:value="5915" calcext:value-type="float">
            <text:p>5915</text:p>
          </table:table-cell>
          <table:table-cell table:style-name="ce2" office:value-type="string" calcext:value-type="string">
            <text:p>Simulated annealing with random start solution</text:p>
          </table:table-cell>
          <table:table-cell office:value-type="float" office:value="565530" calcext:value-type="float">
            <text:p>565530</text:p>
          </table:table-cell>
          <table:table-cell/>
          <table:table-cell office:value-type="float" office:value="679845" calcext:value-type="float">
            <text:p>679845</text:p>
          </table:table-cell>
          <table:table-cell table:formula="of:=[.F11]/[.D11]*100 -100" office:value-type="float" office:value="20.2137817622407" calcext:value-type="float">
            <text:p>20.2137817622</text:p>
          </table:table-cell>
          <table:table-cell/>
        </table:table-row>
        <table:table-row table:style-name="ro1">
          <table:table-cell office:value-type="string" calcext:value-type="string">
            <text:p>reseau_suisse</text:p>
          </table:table-cell>
          <table:table-cell office:value-type="float" office:value="13206" calcext:value-type="float">
            <text:p>13206</text:p>
          </table:table-cell>
          <table:table-cell table:style-name="ce2" office:value-type="string" calcext:value-type="string">
            <text:p>Simulated annealing with random start solution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float" office:value="157624" calcext:value-type="float">
            <text:p>157624</text:p>
          </table:table-cell>
          <table:table-cell table:formula="of:=[.F12]/[.D12]*100 -1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sw24978</text:p>
          </table:table-cell>
          <table:table-cell table:style-name="ce2" office:value-type="float" office:value="24978" calcext:value-type="float">
            <text:p>24978</text:p>
          </table:table-cell>
          <table:table-cell/>
          <table:table-cell office:value-type="float" office:value="855597" calcext:value-type="float">
            <text:p>855597</text:p>
          </table:table-cell>
          <table:table-cell table:number-columns-repeated="2"/>
          <table:table-cell table:formula="of:=[.F13]/[.D13]*100 -100" office:value-type="float" office:value="-100" calcext:value-type="float">
            <text:p>-100</text:p>
          </table:table-cell>
          <table:table-cell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0:45:36.979043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1:08:38.108689741</meta:creation-date>
    <dc:date>2016-12-08T10:45:47.097873199</dc:date>
    <meta:editing-duration>PT12H35M16S</meta:editing-duration>
    <meta:editing-cycles>9</meta:editing-cycles>
    <meta:generator>LibreOffice/5.1.4.2$Linux_X86_64 LibreOffice_project/10m0$Build-2</meta:generator>
    <meta:document-statistic meta:table-count="1" meta:cell-count="58" meta:object-count="0"/>
  </office:meta>
</office:document-meta>
</file>